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24d1ce" officeooo:paragraph-rsid="0024d1ce"/>
    </style:style>
    <style:style style:name="P2" style:family="paragraph" style:parent-style-name="Standard">
      <style:text-properties officeooo:rsid="00413f70" officeooo:paragraph-rsid="00413f70"/>
    </style:style>
    <style:style style:name="P3" style:family="paragraph" style:parent-style-name="Standard">
      <style:text-properties officeooo:rsid="00482065" officeooo:paragraph-rsid="00482065"/>
    </style:style>
    <style:style style:name="P4" style:family="paragraph" style:parent-style-name="Standard" style:list-style-name="L1">
      <style:text-properties officeooo:paragraph-rsid="00d96eda"/>
    </style:style>
    <style:style style:name="P5" style:family="paragraph" style:parent-style-name="Standard" style:list-style-name="L1">
      <style:paragraph-properties>
        <style:tab-stops>
          <style:tab-stop style:position="4.1043in"/>
        </style:tab-stops>
      </style:paragraph-properties>
      <style:text-properties officeooo:rsid="000a0198" officeooo:paragraph-rsid="000a0198"/>
    </style:style>
    <style:style style:name="P6" style:family="paragraph" style:parent-style-name="Standard" style:list-style-name="L1">
      <style:text-properties officeooo:rsid="000a0198" officeooo:paragraph-rsid="000a0198"/>
    </style:style>
    <style:style style:name="P7" style:family="paragraph" style:parent-style-name="Standard" style:list-style-name="L1">
      <style:text-properties officeooo:rsid="001364a2" officeooo:paragraph-rsid="0013a097"/>
    </style:style>
    <style:style style:name="P8" style:family="paragraph" style:parent-style-name="Standard">
      <style:text-properties officeooo:rsid="0011093e" officeooo:paragraph-rsid="0013a097"/>
    </style:style>
    <style:style style:name="P9" style:family="paragraph" style:parent-style-name="Standard" style:list-style-name="L1">
      <style:text-properties officeooo:rsid="001a110c" officeooo:paragraph-rsid="0066c9b0"/>
    </style:style>
    <style:style style:name="P10" style:family="paragraph" style:parent-style-name="Standard" style:list-style-name="L1">
      <style:text-properties officeooo:rsid="0015c9ff" officeooo:paragraph-rsid="001edfaa"/>
    </style:style>
    <style:style style:name="P11" style:family="paragraph" style:parent-style-name="Standard" style:list-style-name="L1">
      <style:text-properties officeooo:rsid="0015c9ff" officeooo:paragraph-rsid="005ec69d"/>
    </style:style>
    <style:style style:name="P12" style:family="paragraph" style:parent-style-name="Standard" style:list-style-name="L1">
      <style:text-properties officeooo:rsid="00207ba5" officeooo:paragraph-rsid="00695f87"/>
    </style:style>
    <style:style style:name="P13" style:family="paragraph" style:parent-style-name="Standard" style:list-style-name="L1">
      <style:text-properties officeooo:rsid="0022c025" officeooo:paragraph-rsid="006e31b2"/>
    </style:style>
    <style:style style:name="P14" style:family="paragraph" style:parent-style-name="Standard">
      <style:text-properties officeooo:rsid="0022c025" officeooo:paragraph-rsid="006e31b2"/>
    </style:style>
    <style:style style:name="P15" style:family="paragraph" style:parent-style-name="Standard" style:list-style-name="L1">
      <style:text-properties officeooo:rsid="0024d1ce" officeooo:paragraph-rsid="0070f4c0"/>
    </style:style>
    <style:style style:name="P16" style:family="paragraph" style:parent-style-name="Standard" style:list-style-name="L1">
      <style:text-properties officeooo:rsid="0024d1ce" officeooo:paragraph-rsid="00756646"/>
    </style:style>
    <style:style style:name="P17" style:family="paragraph" style:parent-style-name="Standard" style:list-style-name="L1">
      <style:text-properties officeooo:rsid="003abe35" officeooo:paragraph-rsid="00728c10"/>
    </style:style>
    <style:style style:name="P18" style:family="paragraph" style:parent-style-name="Standard" style:list-style-name="L1">
      <style:text-properties officeooo:rsid="003c3a77" officeooo:paragraph-rsid="00363744"/>
    </style:style>
    <style:style style:name="P19" style:family="paragraph" style:parent-style-name="Standard" style:list-style-name="L1">
      <style:text-properties officeooo:rsid="003c3a77" officeooo:paragraph-rsid="00728c10"/>
    </style:style>
    <style:style style:name="P20" style:family="paragraph" style:parent-style-name="Standard" style:list-style-name="L1">
      <style:text-properties officeooo:rsid="0044bb76" officeooo:paragraph-rsid="004623f0"/>
    </style:style>
    <style:style style:name="P21" style:family="paragraph" style:parent-style-name="Standard" style:list-style-name="L1">
      <style:text-properties officeooo:rsid="0044bb76" officeooo:paragraph-rsid="007755fb"/>
    </style:style>
    <style:style style:name="P22" style:family="paragraph" style:parent-style-name="Standard" style:list-style-name="L1">
      <style:text-properties officeooo:rsid="0044bb76" officeooo:paragraph-rsid="00b90657"/>
    </style:style>
    <style:style style:name="P23" style:family="paragraph" style:parent-style-name="Standard" style:list-style-name="">
      <style:text-properties officeooo:rsid="0044bb76" officeooo:paragraph-rsid="007755fb"/>
    </style:style>
    <style:style style:name="P24" style:family="paragraph" style:parent-style-name="Standard" style:list-style-name="L1">
      <style:text-properties officeooo:rsid="0049b7a3" officeooo:paragraph-rsid="004ba2e2"/>
    </style:style>
    <style:style style:name="P25" style:family="paragraph" style:parent-style-name="Standard" style:list-style-name="L1">
      <style:text-properties officeooo:rsid="005be1fa" officeooo:paragraph-rsid="006885e1"/>
    </style:style>
    <style:style style:name="P26" style:family="paragraph" style:parent-style-name="Standard" style:list-style-name="L1">
      <style:text-properties officeooo:rsid="005ec69d" officeooo:paragraph-rsid="005ec69d"/>
    </style:style>
    <style:style style:name="P27" style:family="paragraph" style:parent-style-name="Standard" style:list-style-name="L1">
      <style:text-properties officeooo:rsid="005ec69d" officeooo:paragraph-rsid="006081e8"/>
    </style:style>
    <style:style style:name="P28" style:family="paragraph" style:parent-style-name="Standard">
      <style:text-properties officeooo:rsid="005ec69d" officeooo:paragraph-rsid="006081e8"/>
    </style:style>
    <style:style style:name="P29" style:family="paragraph" style:parent-style-name="Standard" style:list-style-name="L1">
      <style:text-properties officeooo:rsid="006498ff" officeooo:paragraph-rsid="006498ff"/>
    </style:style>
    <style:style style:name="P30" style:family="paragraph" style:parent-style-name="Standard" style:list-style-name="L1">
      <style:text-properties officeooo:rsid="004fe648" officeooo:paragraph-rsid="0098eb7f"/>
    </style:style>
    <style:style style:name="P31" style:family="paragraph" style:parent-style-name="Standard" style:list-style-name="L1">
      <style:text-properties officeooo:rsid="004fe648" officeooo:paragraph-rsid="00ce665b"/>
    </style:style>
    <style:style style:name="P32" style:family="paragraph" style:parent-style-name="Standard" style:list-style-name="L1">
      <style:text-properties officeooo:rsid="006b74b0" officeooo:paragraph-rsid="006b74b0"/>
    </style:style>
    <style:style style:name="P33" style:family="paragraph" style:parent-style-name="Standard" style:list-style-name="L1">
      <style:text-properties officeooo:rsid="00768faf" officeooo:paragraph-rsid="00768faf"/>
    </style:style>
    <style:style style:name="P34" style:family="paragraph" style:parent-style-name="Standard" style:list-style-name="L1">
      <style:text-properties officeooo:rsid="00785c3a" officeooo:paragraph-rsid="00785c3a"/>
    </style:style>
    <style:style style:name="P35" style:family="paragraph" style:parent-style-name="Standard" style:list-style-name="L1">
      <style:text-properties officeooo:rsid="00785c3a" officeooo:paragraph-rsid="007d7b9d"/>
    </style:style>
    <style:style style:name="P36" style:family="paragraph" style:parent-style-name="Standard" style:list-style-name="L1">
      <style:text-properties officeooo:rsid="00785c3a" officeooo:paragraph-rsid="00800392"/>
    </style:style>
    <style:style style:name="P37" style:family="paragraph" style:parent-style-name="Standard" style:list-style-name="L1">
      <style:text-properties officeooo:rsid="00800392" officeooo:paragraph-rsid="00800392"/>
    </style:style>
    <style:style style:name="P38" style:family="paragraph" style:parent-style-name="Standard" style:list-style-name="L1">
      <style:text-properties officeooo:rsid="0082fddf" officeooo:paragraph-rsid="008cc1ef"/>
    </style:style>
    <style:style style:name="P39" style:family="paragraph" style:parent-style-name="Standard" style:list-style-name="L1">
      <style:text-properties officeooo:rsid="00929b65" officeooo:paragraph-rsid="00972bc3"/>
    </style:style>
    <style:style style:name="P40" style:family="paragraph" style:parent-style-name="Standard" style:list-style-name="L1">
      <style:text-properties officeooo:rsid="0098eb7f" officeooo:paragraph-rsid="0098eb7f"/>
    </style:style>
    <style:style style:name="P41" style:family="paragraph" style:parent-style-name="Standard" style:list-style-name="L1">
      <style:text-properties officeooo:rsid="0098f35e" officeooo:paragraph-rsid="0098f35e"/>
    </style:style>
    <style:style style:name="P42" style:family="paragraph" style:parent-style-name="Standard" style:list-style-name="L1">
      <style:text-properties officeooo:rsid="00a0a20f" officeooo:paragraph-rsid="00a0a20f"/>
    </style:style>
    <style:style style:name="P43" style:family="paragraph" style:parent-style-name="Standard" style:list-style-name="L1">
      <style:text-properties officeooo:rsid="00a24400" officeooo:paragraph-rsid="00a24400"/>
    </style:style>
    <style:style style:name="P44" style:family="paragraph" style:parent-style-name="Standard" style:list-style-name="L1">
      <style:text-properties officeooo:rsid="00a627ca" officeooo:paragraph-rsid="00a627ca"/>
    </style:style>
    <style:style style:name="P45" style:family="paragraph" style:parent-style-name="Standard" style:list-style-name="L1">
      <style:text-properties fo:font-weight="bold" officeooo:rsid="00a627ca" officeooo:paragraph-rsid="00a627ca" style:font-weight-asian="bold" style:font-weight-complex="bold"/>
    </style:style>
    <style:style style:name="P46" style:family="paragraph" style:parent-style-name="Standard" style:list-style-name="L1">
      <style:text-properties fo:font-weight="normal" officeooo:rsid="00a65de1" officeooo:paragraph-rsid="00a65de1" style:font-weight-asian="normal" style:font-weight-complex="normal"/>
    </style:style>
    <style:style style:name="P47" style:family="paragraph" style:parent-style-name="Standard" style:list-style-name="L1">
      <style:text-properties fo:font-weight="normal" officeooo:rsid="00ac1266" officeooo:paragraph-rsid="00ac1266" style:font-weight-asian="normal" style:font-weight-complex="normal"/>
    </style:style>
    <style:style style:name="P48" style:family="paragraph" style:parent-style-name="Standard">
      <style:text-properties fo:font-weight="normal" officeooo:rsid="00b3e216" officeooo:paragraph-rsid="00b3e216" style:font-weight-asian="normal" style:font-weight-complex="normal"/>
    </style:style>
    <style:style style:name="P49" style:family="paragraph" style:parent-style-name="Standard" style:list-style-name="L1">
      <style:text-properties fo:font-weight="normal" officeooo:rsid="00d97609" officeooo:paragraph-rsid="00d97609" style:font-weight-asian="normal" style:font-weight-complex="normal"/>
    </style:style>
    <style:style style:name="P50" style:family="paragraph" style:parent-style-name="Standard" style:list-style-name="L1">
      <style:text-properties fo:font-weight="normal" officeooo:rsid="00db46c5" officeooo:paragraph-rsid="00db46c5" style:font-weight-asian="normal" style:font-weight-complex="normal"/>
    </style:style>
    <style:style style:name="P51" style:family="paragraph" style:parent-style-name="Standard" style:list-style-name="L1">
      <style:text-properties fo:font-weight="normal" officeooo:rsid="00b90657" officeooo:paragraph-rsid="00db7077" style:font-weight-asian="normal" style:font-weight-complex="normal"/>
    </style:style>
    <style:style style:name="P52" style:family="paragraph" style:parent-style-name="Standard" style:list-style-name="L1">
      <style:text-properties fo:font-weight="normal" officeooo:rsid="00db7077" officeooo:paragraph-rsid="00db7077" style:font-weight-asian="normal" style:font-weight-complex="normal"/>
    </style:style>
    <style:style style:name="P53" style:family="paragraph" style:parent-style-name="Standard" style:list-style-name="L1">
      <style:text-properties fo:font-weight="normal" officeooo:rsid="00dc0cf2" officeooo:paragraph-rsid="00dc0cf2" style:font-weight-asian="normal" style:font-weight-complex="normal"/>
    </style:style>
    <style:style style:name="P54" style:family="paragraph" style:parent-style-name="Standard" style:list-style-name="L1">
      <style:text-properties fo:font-weight="normal" officeooo:rsid="00ddfc11" officeooo:paragraph-rsid="00ddfc11" style:font-weight-asian="normal" style:font-weight-complex="normal"/>
    </style:style>
    <style:style style:name="P55" style:family="paragraph" style:parent-style-name="Standard" style:list-style-name="L1">
      <style:text-properties officeooo:rsid="00abf9de" officeooo:paragraph-rsid="00abf9de"/>
    </style:style>
    <style:style style:name="P56" style:family="paragraph" style:parent-style-name="Standard" style:list-style-name="L1">
      <style:text-properties officeooo:rsid="00b90657" officeooo:paragraph-rsid="00cbaaa4"/>
    </style:style>
    <style:style style:name="P57" style:family="paragraph" style:parent-style-name="Standard" style:list-style-name="L1">
      <style:text-properties officeooo:rsid="00c20fa2" officeooo:paragraph-rsid="00c79b8e"/>
    </style:style>
    <style:style style:name="P58" style:family="paragraph" style:parent-style-name="Standard" style:list-style-name="L1">
      <style:text-properties officeooo:rsid="00c68469" officeooo:paragraph-rsid="00df8015"/>
    </style:style>
    <style:style style:name="P59" style:family="paragraph" style:parent-style-name="Standard" style:list-style-name="L1">
      <style:text-properties officeooo:rsid="00d96eda" officeooo:paragraph-rsid="00c4c954"/>
    </style:style>
    <style:style style:name="P60" style:family="paragraph" style:parent-style-name="Standard" style:list-style-name="L1">
      <style:text-properties officeooo:rsid="00e0a403" officeooo:paragraph-rsid="00e0a403"/>
    </style:style>
    <style:style style:name="P61" style:family="paragraph" style:parent-style-name="Standard" style:list-style-name="L1">
      <style:text-properties officeooo:rsid="00e28e17" officeooo:paragraph-rsid="00e28e17"/>
    </style:style>
    <style:style style:name="P62" style:family="paragraph" style:parent-style-name="Standard" style:list-style-name="L1">
      <style:text-properties officeooo:rsid="00e7939c" officeooo:paragraph-rsid="00e7939c"/>
    </style:style>
    <style:style style:name="P63" style:family="paragraph" style:parent-style-name="Standard" style:list-style-name="L1">
      <style:paragraph-properties fo:break-before="page"/>
      <style:text-properties officeooo:rsid="0015c9ff" officeooo:paragraph-rsid="001edfaa"/>
    </style:style>
    <style:style style:name="P64" style:family="paragraph" style:parent-style-name="Standard" style:list-style-name="L1">
      <style:paragraph-properties fo:break-before="page"/>
      <style:text-properties officeooo:rsid="0082fddf" officeooo:paragraph-rsid="008cc1ef"/>
    </style:style>
    <style:style style:name="T1" style:family="text">
      <style:text-properties officeooo:rsid="000c7ec1"/>
    </style:style>
    <style:style style:name="T2" style:family="text">
      <style:text-properties officeooo:rsid="0013a097"/>
    </style:style>
    <style:style style:name="T3" style:family="text">
      <style:text-properties officeooo:rsid="001a110c"/>
    </style:style>
    <style:style style:name="T4" style:family="text">
      <style:text-properties officeooo:rsid="00211c4b"/>
    </style:style>
    <style:style style:name="T5" style:family="text">
      <style:text-properties officeooo:rsid="0036057f"/>
    </style:style>
    <style:style style:name="T6" style:family="text">
      <style:text-properties officeooo:rsid="003f54e3"/>
    </style:style>
    <style:style style:name="T7" style:family="text">
      <style:text-properties officeooo:rsid="004ba2e2"/>
    </style:style>
    <style:style style:name="T8" style:family="text">
      <style:text-properties officeooo:rsid="005619a6"/>
    </style:style>
    <style:style style:name="T9" style:family="text">
      <style:text-properties officeooo:rsid="0015c9ff"/>
    </style:style>
    <style:style style:name="T10" style:family="text">
      <style:text-properties officeooo:rsid="005be1fa"/>
    </style:style>
    <style:style style:name="T11" style:family="text">
      <style:text-properties officeooo:rsid="005cc6fd"/>
    </style:style>
    <style:style style:name="T12" style:family="text">
      <style:text-properties officeooo:rsid="005ec69d"/>
    </style:style>
    <style:style style:name="T13" style:family="text">
      <style:text-properties officeooo:rsid="0064d5ca"/>
    </style:style>
    <style:style style:name="T14" style:family="text">
      <style:text-properties fo:font-weight="bold" style:font-weight-asian="bold" style:font-weight-complex="bold"/>
    </style:style>
    <style:style style:name="T15" style:family="text">
      <style:text-properties fo:font-weight="bold" officeooo:rsid="006885e1" style:font-weight-asian="bold" style:font-weight-complex="bold"/>
    </style:style>
    <style:style style:name="T16" style:family="text">
      <style:text-properties fo:font-weight="bold" officeooo:rsid="009d1a77" style:font-weight-asian="bold" style:font-weight-complex="bold"/>
    </style:style>
    <style:style style:name="T17" style:family="text">
      <style:text-properties fo:font-weight="bold" officeooo:rsid="00a87711" style:font-weight-asian="bold" style:font-weight-complex="bold"/>
    </style:style>
    <style:style style:name="T18" style:family="text">
      <style:text-properties fo:font-weight="normal" officeooo:rsid="009d1a77" style:font-weight-asian="normal" style:font-weight-complex="normal"/>
    </style:style>
    <style:style style:name="T19" style:family="text">
      <style:text-properties officeooo:rsid="00695f87"/>
    </style:style>
    <style:style style:name="T20" style:family="text">
      <style:text-properties officeooo:rsid="00741ab2"/>
    </style:style>
    <style:style style:name="T21" style:family="text">
      <style:text-properties officeooo:rsid="00756646"/>
    </style:style>
    <style:style style:name="T22" style:family="text">
      <style:text-properties officeooo:rsid="00768faf"/>
    </style:style>
    <style:style style:name="T23" style:family="text">
      <style:text-properties officeooo:rsid="007755fb"/>
    </style:style>
    <style:style style:name="T24" style:family="text">
      <style:text-properties officeooo:rsid="007951f7"/>
    </style:style>
    <style:style style:name="T25" style:family="text">
      <style:text-properties officeooo:rsid="0079ad31"/>
    </style:style>
    <style:style style:name="T26" style:family="text">
      <style:text-properties officeooo:rsid="007c914a"/>
    </style:style>
    <style:style style:name="T27" style:family="text">
      <style:text-properties officeooo:rsid="007d7b9d"/>
    </style:style>
    <style:style style:name="T28" style:family="text">
      <style:text-properties officeooo:rsid="0087f8ad"/>
    </style:style>
    <style:style style:name="T29" style:family="text">
      <style:text-properties officeooo:rsid="008905bf"/>
    </style:style>
    <style:style style:name="T30" style:family="text">
      <style:text-properties officeooo:rsid="00906053"/>
    </style:style>
    <style:style style:name="T31" style:family="text">
      <style:text-properties officeooo:rsid="00921bfb"/>
    </style:style>
    <style:style style:name="T32" style:family="text">
      <style:text-properties officeooo:rsid="00972bc3"/>
    </style:style>
    <style:style style:name="T33" style:family="text">
      <style:text-properties officeooo:rsid="009d1a77"/>
    </style:style>
    <style:style style:name="T34" style:family="text">
      <style:text-properties officeooo:rsid="009db262"/>
    </style:style>
    <style:style style:name="T35" style:family="text">
      <style:text-properties officeooo:rsid="00a2767a"/>
    </style:style>
    <style:style style:name="T36" style:family="text">
      <style:text-properties officeooo:rsid="00a627ca"/>
    </style:style>
    <style:style style:name="T37" style:family="text">
      <style:text-properties officeooo:rsid="00a784d6"/>
    </style:style>
    <style:style style:name="T38" style:family="text">
      <style:text-properties officeooo:rsid="00af8210"/>
    </style:style>
    <style:style style:name="T39" style:family="text">
      <style:text-properties officeooo:rsid="00b0b4b2"/>
    </style:style>
    <style:style style:name="T40" style:family="text">
      <style:text-properties officeooo:rsid="00bb2f69"/>
    </style:style>
    <style:style style:name="T41" style:family="text">
      <style:text-properties officeooo:rsid="00c1b794"/>
    </style:style>
    <style:style style:name="T42" style:family="text">
      <style:text-properties officeooo:rsid="00c2a739"/>
    </style:style>
    <style:style style:name="T43" style:family="text">
      <style:text-properties officeooo:rsid="00c79b8e"/>
    </style:style>
    <style:style style:name="T44" style:family="text">
      <style:text-properties officeooo:rsid="00cdf942"/>
    </style:style>
    <style:style style:name="T45" style:family="text">
      <style:text-properties officeooo:rsid="00d5852a"/>
    </style:style>
    <style:style style:name="T46" style:family="text">
      <style:text-properties officeooo:rsid="00d901c1"/>
    </style:style>
    <style:style style:name="T47" style:family="text">
      <style:text-properties officeooo:rsid="00d97609"/>
    </style:style>
    <style:style style:name="T48" style:family="text">
      <style:text-properties officeooo:rsid="00db46c5"/>
    </style:style>
    <style:style style:name="T49" style:family="text">
      <style:text-properties officeooo:rsid="00dd8e38"/>
    </style:style>
    <style:style style:name="T50" style:family="text">
      <style:text-properties officeooo:rsid="00ddfc11"/>
    </style:style>
    <style:style style:name="T51" style:family="text">
      <style:text-properties officeooo:rsid="00e28e17"/>
    </style:style>
    <style:style style:name="T52" style:family="text">
      <style:text-properties officeooo:rsid="00e4aedf"/>
    </style:style>
    <style:style style:name="T53" style:family="text">
      <style:text-properties officeooo:rsid="00e80a33"/>
    </style:style>
    <style:style style:name="T54" style:family="text">
      <style:text-properties officeooo:rsid="00ec10a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2314485961" text:style-name="L1">
        <text:list-item>
          <text:p text:style-name="P5">Hello my name is Sylt Schuurmans and I have been working at the genomic coordination center at the department of genetics at the UMCG.</text:p>
          <text:p text:style-name="P6"/>
        </text:list-item>
        <text:list-item>
          <text:p text:style-name="P7">To <text:span text:style-name="T8">diagnose as many patients as possible</text:span> multidisciplinary team<text:span text:style-name="T8">s</text:span> <text:span text:style-name="T2">have been assembled to form a diagnostic routine. Within the first steps samples are collected and processed until DNA sequences remain that are of interest and can be sequenced to digitalize the order of nucleotides. When sequences are available as data bio-informatics starts to play a role.</text:span></text:p>
        </text:list-item>
      </text:list>
      <text:p text:style-name="P8"/>
      <text:list xml:id="list135141301984385" text:continue-numbering="true" text:style-name="L1">
        <text:list-item>
          <text:p text:style-name="P9"><text:span text:style-name="T10">When all reads are processed diagnosing the effect of a variant begins by executing pipelines that extract sequence features such as: evolutionary conservation, annotated regulatory elements or other structural patterns. The collected features are then used by a machine learning methods to predict if the a variant is pathogenic or benign. </text:span></text:p>
          <text:p text:style-name="P25"/>
          <text:p text:style-name="P25"><text:span text:style-name="T11">However with these methods roughly 30% of the variants can be accurately predicted which leaves the majority without diagnosis. Most of the predictive methods have been already optimized over the years and therefore no large improvements are expected soon.</text:span></text:p>
          <text:p text:style-name="P11"/>
          <text:p text:style-name="P11"><text:span text:style-name="T12">To improve the predictions other sources of data such as RNA expression or protein structural data could potentially contribute to a better diagnostic prediction.</text:span></text:p>
          <text:p text:style-name="P26"/>
        </text:list-item>
        <text:list-item>
          <text:p text:style-name="P27"><text:span text:style-name="T9">An alternative method that surfaced in 2016 was variant interpretation using Rosetta (VIPUR). Which incorporates structural and sequential data from proteins to determine functions loss of proteins (deleteriousness). However when the article was published with the source code it was far from ready to be used by a routine diagnostics team. </text:span></text:p>
          <text:p text:style-name="P27"/>
          <text:p text:style-name="P27"><text:span text:style-name="T9">One of our first goals was to make it work so and than collect the pieces that could potentially contribute to the effects of variant prediction With this method we would try to incorporate method we tried to replicate VIPUR and make it useable for diagnostics.</text:span></text:p>
        </text:list-item>
      </text:list>
      <text:p text:style-name="P28"/>
      <text:list xml:id="list135140393448578" text:continue-numbering="true" text:style-name="L1">
        <text:list-header>
          <text:p text:style-name="P29">Before VIPUR can run it requires PDB structures and a list of mutations, within the publication curated structures from modbase and SWISS-model were used <text:span text:style-name="T13">and assembled structures from fragments</text:span>. When executed mutations are introduced into the structure based on <text:span text:style-name="T13">what is specified on the list and introduced by PyMOL or PyRosetta, from that Probe, PSI-BLAST and Relax are run to generate features. </text:span><text:span text:style-name="T15">LOOK at the screen and tell something about the tools briefly</text:span><text:span text:style-name="T13"> all features are put together and are trained into sparse logistic regression machine learning model.</text:span></text:p>
          <text:p text:style-name="P10"/>
          <text:p text:style-name="P63"/>
        </text:list-header>
        <text:list-item>
          <text:p text:style-name="P12"><text:span text:style-name="T19">For those who are not familiar or forgot of what proteins are composed and how they are structured here is a quick introduction: </text:span><text:s/></text:p>
          <text:p text:style-name="P12"/>
          <text:p text:style-name="P12">There are a <text:span text:style-name="T4">wide </text:span>variety of amino acids, but 20 are canonical meaning that they occur commonly within protein structures. <text:span text:style-name="T4">From these amino acids a chain is formed in a certain order which we call the primary structure. In between these chains 3D structures called alpha helices and beta sheets are formed with peptide bonds. The remaining bonds that are formed within a single chain change the 3D structures again and is called the tertiary structure. The final form of a protein is a combination of all tertiary structures made out of different bonds called the quaternary structure.</text:span></text:p>
          <text:p text:style-name="P32"/>
          <text:p text:style-name="P32">Proteins are the machinery of the cell and with sufficient computational resources we can model and emulate the functions of these proteins. Why are we not using this information for diagnosing diseases in patients? </text:p>
          <text:p text:style-name="P32"/>
        </text:list-item>
        <text:list-item>
          <text:p text:style-name="P13"><text:span text:style-name="T20">The initial thought was, by using API’s from RCSB and Uniprot <text:s/>to collect structures and sequences and let them process by VIPUR and add the usable information to the existing variants. From thereon we would further develop machine learning to make the ultimate predictor which would predict whether a variant was pathogenic or not.</text:span></text:p>
        </text:list-item>
      </text:list>
      <text:p text:style-name="P14"/>
      <text:list xml:id="list135140475522461" text:continue-numbering="true" text:style-name="L1">
        <text:list-item>
          <text:p text:style-name="P16"><text:span text:style-name="T5">During the reimplementation of</text:span> VIPUR <text:span text:style-name="T5">various </text:span>problems surfaced: <text:span text:style-name="T21">VIPUR was written for a single system and the software that was required was not buildable on the cluster due to incompatibility and missing packages. Another problem was that the</text:span> <text:span text:style-name="T5">protein s</text:span>tructures th<text:span text:style-name="T5">at were going to be assessed were incomplete and consisted of fragments</text:span>, <text:span text:style-name="T6">which made the problem more difficult than expected.</text:span></text:p>
          <text:p text:style-name="P15"/>
        </text:list-item>
        <text:list-item>
          <text:p text:style-name="P17">PyMOL and PyRosetta were used for mutating an original protein into a mutated protein. However both could not be build due to software incompatibility and were replaced with the homology modeling tool Modeller which also offered a utility to add missing atoms.</text:p>
          <text:p text:style-name="P19"/>
        </text:list-item>
        <text:list-item>
          <text:p text:style-name="P19">To fill the in the structures that had missing residues <text:span text:style-name="T6">the </text:span>two web services <text:span text:style-name="T6">I-TASSER and Robetta</text:span> <text:span text:style-name="T22">had been used to </text:span>predict <text:span text:style-name="T6">structures. Both were tested with and without template of a known structures binding site, which was also used as a comparison to determine which service would perform the best. However the differences were large and the structures that show similarity still differ quite heavily which made it hard to pick a correct structure.</text:span></text:p>
          <text:p text:style-name="P34"/>
        </text:list-item>
        <text:list-item>
          <text:p text:style-name="P36">By talking to an expert in the field of molecular dynamics we found out that it is important to know what a protein does and <text:span text:style-name="T24">how and where it functions in a cell</text:span>. <text:span text:style-name="T27">With that we concluded that it would be impossible to determine the correct structure because we had no prior knowledge of how and where the protein functioned. </text:span></text:p>
          <text:p text:style-name="P37"/>
          <text:p text:style-name="P37">With the advice from the expert, the inability to determine a right structure <text:span text:style-name="T30">from the web services</text:span>, software incompatibility issues and<text:span text:style-name="T27"> finally discovering that non-canonical amino acids, metals, ligands, water and other tertiary structures were removed from all samples in the VIPURs training set. </text:span></text:p>
          <text:p text:style-name="P35"/>
          <text:p text:style-name="P35"><text:span text:style-name="T25">We made the decision to stop with replicating VIPUR and make the assumption that VIPUR would most likely not be an effective method for diagnostic purposes.</text:span></text:p>
          <text:p text:style-name="P19"/>
        </text:list-item>
      </text:list>
      <text:p text:style-name="P23"/>
      <text:list xml:id="list135141609881030" text:continue-numbering="true" text:style-name="L1">
        <text:list-item>
          <text:p text:style-name="P64">With the knowledge that proteins should be assessed <text:span text:style-name="T45">within context</text:span> we learned that the initial setup was too enthusiastic <text:span text:style-name="T31">and </text:span>large, <text:span text:style-name="T28">we were uninformed of the difficulties of protein modeling</text:span>. <text:span text:style-name="T29">With that in mind the problem was scaled down to a single disease that is hard to diagnose but has structural elements available.</text:span></text:p>
          <text:p text:style-name="P38"/>
          <text:p text:style-name="P39"><text:span text:style-name="T32">But without VIPUR a new method had to be developed which could alter the structure and shape it into the correct form to reveal alterations in the proteins form and function through a scoring system if possible.</text:span></text:p>
          <text:p text:style-name="P40"/>
        </text:list-item>
        <text:list-item>
          <text:p text:style-name="P30"><text:span text:style-name="T19">T</text:span>RAPS or tumor necrosis factor receptor-associated periodic syndrome is a rare hereditary autosomal dominant auto inflammatory disease that <text:span text:style-name="T54">causes</text:span> recurring fevers. It is known to be caused by mutations within the gene Tumor Necrosis Factor Receptor Super Family 1 alpha.</text:p>
          <text:p text:style-name="P31"/>
          <text:p text:style-name="P31">Tumor Necrosis Factor Receptor Super Family 1 alpha <text:span text:style-name="T37">is a transmembrane protein that has several cysteine rich domains that help form its structure and slows its degradation during apoptosis. Multiple TNFRSF1A can form three structures in which they occur, unbound parallel and anti-parallel dimers forming can have three forms on the cell surface, in a parallel or anti-parallel dimer formation or a bound trimer formation. For its form it relies on disulfide bridges</text:span></text:p>
          <text:p text:style-name="P31"/>
          <text:p text:style-name="P31"><text:span text:style-name="T37">The receptor can bind homo trimers of TNF alpha and beta which can activate the extrinsic apoptotic pathway or induce pathways related to the inflammatory response.</text:span></text:p>
          <text:p text:style-name="P41"/>
          <text:p text:style-name="P41"><text:span text:style-name="T34">TRAPS</text:span> was chosen for this method because it is one of the rare diseases that is difficult to diagnose with having a diagnostic yield of 11%. Another <text:span text:style-name="T33">reason</text:span> is that fragments were available of <text:span text:style-name="T33">an interaction with TNF </text:span><text:span text:style-name="T16">BETA</text:span><text:span text:style-name="T18">, </text:span><text:span text:style-name="T33">its ligand which made it potentially more informative to analyze than structure without a ligand. </text:span><text:span text:style-name="T17">DISULFIDE BRIDGES?</text:span></text:p>
          <text:p text:style-name="P42"/>
        </text:list-item>
        <text:list-item>
          <text:p text:style-name="P43">By choosing a gene mutations that have been <text:span text:style-name="T35">observed were chosen because there would be otherwise a very large spectrum of mutations we could introduce. To collect known mutations tables of two databases and a tool were merged together. Infevers is an auto inflammatory disease database, GAVIN a tool used and developed by the UMCG which built up a large collection of variants over time and gnomad which is genome aggregate database of large scale projects with the goal of making genome data widely available to the scientific community.</text:span></text:p>
          <text:p text:style-name="P44"/>
        </text:list-item>
        <text:list-item>
          <text:p text:style-name="P55">With TNFRSF1A a new method called <text:span text:style-name="T36">simple protein variant analyses approach (SPVAA) which was partially based on the same principles as VIPUR but has</text:span> some context improvements, <text:span text:style-name="T46">it allows the use of </text:span>ligands and multiple chains.<text:span text:style-name="T36"> <text:s/></text:span>To test this approach we handpicked <text:span text:style-name="T47">three</text:span> mutations from the table made of TNFRSF1A mutations of which two were validated and known to be pathogenic and a single mutations which was likely benign <text:span text:style-name="T47">but was still </text:span>provisional. <text:span text:style-name="T48">Of the original structure a duplicate was made wherein TNF Beta was replaced with TNF alpha. </text:span></text:p>
          <text:p text:style-name="P45">Explain the figure. <text:span text:style-name="T41">(Mention the amount of iterations an monte carlo method)</text:span></text:p>
          <text:p text:style-name="P49"/>
          <text:p text:style-name="P46"/>
        </text:list-item>
        <text:list-item>
          <text:p text:style-name="P47">To verify the results that SPVAA generated we used a second <text:span text:style-name="T38">tool</text:span> to validate the information it produced with the tool Have yOur Protein Explained (HOPE). <text:span text:style-name="T39">HOPE takes various steps to make a prediction whether a protein mutation is pathogenic or benign. It BLASTs against the Uniprot database and searches through the XML, it downloads or models with Yasara a structure and collects secondary structure information with Reprof. All this information goes </text:span><text:soft-page-break/><text:span text:style-name="T39">into a decision tree that determines which information is used to make a report about the protein and its newly introduced mutation.</text:span></text:p>
        </text:list-item>
      </text:list>
      <text:p text:style-name="P48"/>
      <text:p text:style-name="P48"/>
      <text:list xml:id="list135140845931115" text:continue-numbering="true" text:style-name="L1">
        <text:list-item>
          <text:p text:style-name="P50">From HOPE and SPVAA three types of results were generated, SPVAA produced structural models of which figures were made and it produced scores of which density plots were made to describe the distribution of model properties. <text:s/>HOPE produced reports that were used to gain insight about the mutations that were picked.</text:p>
          <text:p text:style-name="P52"/>
        </text:list-item>
        <text:list-item>
          <text:p text:style-name="P51"><text:span text:style-name="T40">The alteration of </text:span>Cys 62 <text:span text:style-name="T40">to </text:span>Gly <text:span text:style-name="T40">was clearly visible by the loss of a disulfide bridge made by the cysteines in the structure, with the loss of this bridge the backbone within the region of CYS 62 likely loosens and therefore destabilizes the structure.</text:span></text:p>
          <text:p text:style-name="P53"/>
        </text:list-item>
        <text:list-item>
          <text:p text:style-name="P53">With the other mutations less was visible within the backbone but also in the side chains <text:span text:style-name="T49">which are not visible in these figure. </text:span></text:p>
          <text:p text:style-name="P54"/>
        </text:list-item>
        <text:list-item>
          <text:p text:style-name="P54">Rosetta produces scores which can be used to describe models</text:p>
          <text:p text:style-name="P21"/>
        </text:list-item>
        <text:list-item>
          <text:p text:style-name="P56"><text:s/><text:span text:style-name="T50">Again within the CYS 62 mutation it is visible in the figure that there is a higher disulfide geometry potential which could be related to the replacement of a CYS residue and produces a gap.</text:span></text:p>
          <text:p text:style-name="P56"/>
        </text:list-item>
        <text:list-item>
          <text:p text:style-name="P58">It is difficult to discern differences between TNF <text:span text:style-name="T14">alpha</text:span> and <text:span text:style-name="T14">beta</text:span> <text:span text:style-name="T43">in binding</text:span> TNFRSF1A,<text:span text:style-name="T43"> because TNF alpha and beta have different lengths producing different scores within Rosetta scores for example within the total score. However both distributions in the total score show that GLU 138 to ALA has a lower score which could mean that with this mutation binding of both TNF ligands is better but it could also be that some other residues are not connecting or are not repulsed within the mutated structure.</text:span></text:p>
          <text:p text:style-name="P58"/>
        </text:list-item>
        <text:list-item>
          <text:p text:style-name="P60">HOPES reports give quiet a lot of information <text:span text:style-name="T51">but these are the highlights of each report.</text:span></text:p>
          <text:p text:style-name="P61"/>
          <text:p text:style-name="P61">CYS 62 has been observed and is classified previously as a pathogenic variant, which was already known but can also be seen in the model produced by SPVAA.</text:p>
          <text:p text:style-name="P61"/>
          <text:p text:style-name="P61">An interesting observation within GLU138 is that <text:span text:style-name="T52">salt bridges are formed with residues that are relative far from its position. None of this could be visible within the 3D structure because of the region where the salt bridges are formed with no structure is available. But with this information there is a probability that the variant is pathogenic.</text:span></text:p>
          <text:p text:style-name="P62"/>
          <text:p text:style-name="P62">Mutation PHE 141 to ILE does not give very clear information, it suggests that it could be pathogenic although this mutation has been confirmed pathogenic by Infevers.</text:p>
          <text:p text:style-name="P59"/>
        </text:list-item>
        <text:list-item>
          <text:p text:style-name="P4"><text:span text:style-name="T53">VIPUR was novel, removing pieces to make the data homogenous</text:span></text:p>
          <text:p text:style-name="P33"/>
        </text:list-item>
      </text:list>
      <text:p text:style-name="P1"/>
      <text:list xml:id="list135141415569311" text:continue-numbering="true" text:style-name="L1">
        <text:list-header>
          <text:p text:style-name="P18"/>
        </text:list-header>
      </text:list>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list xml:id="list135140496262163" text:continue-numbering="true" text:style-name="L1">
        <text:list-item>
          <text:p text:style-name="P20"/>
        </text:list-item>
      </text:list>
      <text:p text:style-name="P3"/>
      <text:p text:style-name="P3"/>
      <text:list xml:id="list135141535378463" text:continue-numbering="true" text:style-name="L1">
        <text:list-item>
          <text:p text:style-name="P24">With SPVAA a list of mutations is required that describe the original residue, position and newly introduced residue of a mutation. From this list in combination with information of which tertiary structures <text:span text:style-name="T7">must be mutated a copy of the original structure is made and a new residue are introduced into the copy by</text:span> Modeller<text:span text:style-name="T7">. From all mutations </text:span></text:p>
        </text:list-item>
        <text:list-item>
          <text:p text:style-name="P24"/>
        </text:list-item>
        <text:list-item>
          <text:p text:style-name="P24">newly rit requires a list of mutations that should be introduced and are compared to a <text:s/>PDB which lets the script convert i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8T09:41:48.461586980</meta:creation-date>
    <meta:generator>LibreOffice/6.1.4.2$MacOSX_X86_64 LibreOffice_project/9d0f32d1f0b509096fd65e0d4bec26ddd1938fd3</meta:generator>
    <dc:date>2019-06-26T13:51:39.512262943</dc:date>
    <meta:editing-duration>P5DT23H21M13S</meta:editing-duration>
    <meta:editing-cycles>187</meta:editing-cycles>
    <meta:document-statistic meta:table-count="0" meta:image-count="0" meta:object-count="0" meta:page-count="5" meta:paragraph-count="43" meta:word-count="1959" meta:character-count="11887" meta:non-whitespace-character-count="9980"/>
  </office:meta>
</office:document-meta>
</file>